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0144" officeooo:paragraph-rsid="00150144"/>
    </style:style>
    <style:style style:name="T1" style:family="text">
      <style:text-properties officeooo:rsid="001540fc"/>
    </style:style>
    <style:style style:name="T2" style:family="text">
      <style:text-properties officeooo:rsid="0016ab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for next two weeks</text:p>
      <text:p text:style-name="P1"/>
      <text:p text:style-name="P1">this week we have the main ideal, structure of the library and each file document. Also we finished the makefile part.</text:p>
      <text:p text:style-name="P1"/>
      <text:p text:style-name="P1">Next week we will likely to finish most files and we can run the simple version of our project. Also at next week. We will design the harder version of the project, to think about how can we improve our project and divide the work to each group member.</text:p>
      <text:p text:style-name="P1"/>
      <text:p text:style-name="P1">The week after next week. We will finish all the details of our project and also finished the text <text:span text:style-name="T1">file </text:span>for the hole project. <text:span text:style-name="T2">We will run the project by every possible situations. make sure there is no bug on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7:17:54.991143308</meta:creation-date>
    <meta:generator>LibreOffice/5.3.6.1$Linux_X86_64 LibreOffice_project/30$Build-1</meta:generator>
    <dc:date>2019-10-10T17:32:32.862000090</dc:date>
    <meta:editing-duration>PT14M35S</meta:editing-duration>
    <meta:editing-cycles>5</meta:editing-cycles>
    <meta:document-statistic meta:table-count="0" meta:image-count="0" meta:object-count="0" meta:page-count="1" meta:paragraph-count="4" meta:word-count="116" meta:character-count="610" meta:non-whitespace-character-count="498"/>
  </office:meta>
</office:document-meta>
</file>